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93.5mm" fo:margin-left="19mm" table:align="left" style:shadow="none" style:writing-mode="page"/>
    </style:style>
    <style:style style:name="Table1.A" style:family="table-column">
      <style:table-column-properties style:column-width="17.76mm"/>
    </style:style>
    <style:style style:name="Table1.B" style:family="table-column">
      <style:table-column-properties style:column-width="15.15mm"/>
    </style:style>
    <style:style style:name="Table1.C" style:family="table-column">
      <style:table-column-properties style:column-width="15.13mm"/>
    </style:style>
    <style:style style:name="Table1.D" style:family="table-column">
      <style:table-column-properties style:column-width="20.2mm"/>
    </style:style>
    <style:style style:name="Table1.E" style:family="table-column">
      <style:table-column-properties style:column-width="25.26mm"/>
    </style:style>
    <style:style style:name="Table1.A1" style:family="table-cell">
      <style:table-cell-properties fo:padding="0mm" fo:border-left="0.5pt solid #000000" fo:border-right="none" fo:border-top="0.5pt solid #000000" fo:border-bottom="0.5pt solid #000000"/>
    </style:style>
    <style:style style:name="Table1.E1" style:family="table-cell">
      <style:table-cell-properties fo:padding="0mm" fo:border="0.5pt solid #000000"/>
    </style:style>
    <style:style style:name="Table1.A2" style:family="table-cell">
      <style:table-cell-properties fo:padding="0mm" fo:border-left="0.5pt solid #000000" fo:border-right="none" fo:border-top="none" fo:border-bottom="0.5pt solid #000000"/>
    </style:style>
    <style:style style:name="Table1.E2" style:family="table-cell">
      <style:table-cell-properties fo:padding="0m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mm" fo:margin-bottom="2.75mm" loext:contextual-spacing="false" style:writing-mode="page"/>
      <style:text-properties officeooo:paragraph-rsid="000a0612"/>
    </style:style>
    <style:style style:name="P2" style:family="paragraph" style:parent-style-name="Standard">
      <loext:graphic-properties draw:fill="none"/>
      <style:paragraph-properties fo:margin-top="0mm" fo:margin-bottom="2.75mm" loext:contextual-spacing="false" fo:background-color="transparent" style:writing-mode="page"/>
    </style:style>
    <style:style style:name="P3" style:family="paragraph" style:parent-style-name="Text_20_body">
      <style:paragraph-properties fo:margin-left="0mm" fo:margin-right="0mm" fo:margin-top="0mm" fo:margin-bottom="0mm" loext:contextual-spacing="false" style:line-height-at-least="5.29mm" fo:orphans="2" fo:widows="2" fo:text-indent="0m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09b58b" style:font-name-asian="AR PL UMing TW2" style:font-size-asian="11pt" style:language-asian="zh" style:country-asian="TW" style:font-style-asian="normal" style:font-weight-asian="normal" style:font-size-complex="11pt"/>
    </style:style>
    <style:style style:name="P4" style:family="paragraph" style:parent-style-name="Table_20_Contents">
      <style:paragraph-properties fo:margin-left="0mm" fo:margin-right="0mm" fo:margin-top="0mm" fo:margin-bottom="0mm" loext:contextual-spacing="false" fo:text-indent="0mm" style:auto-text-indent="false"/>
      <style:text-properties style:font-name="Courier New1" fo:font-size="11pt" fo:language="en" fo:country="US" style:font-name-asian="AR PL UMing TW2" style:font-size-asian="11pt"/>
    </style:style>
    <style:style style:name="P5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/>
      <style:text-properties style:font-name="Courier New1" fo:font-size="11pt" fo:language="en" fo:country="US" style:font-name-asian="AR PL UMing TW2" style:font-size-asian="11pt"/>
    </style:style>
    <style:style style:name="P6" style:family="paragraph" style:parent-style-name="Table_20_Contents">
      <style:paragraph-properties fo:margin-left="0mm" fo:margin-right="0mm" fo:margin-top="0mm" fo:margin-bottom="0mm" loext:contextual-spacing="false" fo:text-indent="0mm" style:auto-text-indent="false"/>
      <style:text-properties style:font-name="Courier New1" fo:font-size="11pt" style:font-name-asian="AR PL UMing TW2" style:font-size-asian="11pt"/>
    </style:style>
    <style:style style:name="P7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/>
      <style:text-properties style:font-name="Courier New1" fo:font-size="11pt" style:font-name-asian="AR PL UMing TW2" style:font-size-asian="11pt"/>
    </style:style>
    <style:style style:name="P8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  <style:text-properties officeooo:paragraph-rsid="001047a7"/>
    </style:style>
    <style:style style:name="P9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</style:style>
    <style:style style:name="P10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  <style:text-properties officeooo:paragraph-rsid="000e82c7"/>
    </style:style>
    <style:style style:name="P11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  <style:text-properties officeooo:paragraph-rsid="0011f3a0"/>
    </style:style>
    <style:style style:name="P12" style:family="paragraph" style:parent-style-name="Thought">
      <style:paragraph-properties fo:text-align="start" style:justify-single-word="false" style:writing-mode="page"/>
    </style:style>
    <style:style style:name="T1" style:family="text">
      <style:text-properties fo:font-style="normal" fo:font-weight="normal" officeooo:rsid="0009b58b" style:font-style-asian="normal" style:font-weight-asian="normal"/>
    </style:style>
    <style:style style:name="T2" style:family="text">
      <style:text-properties fo:font-variant="normal" fo:text-transform="none" fo:color="#557799" fo:font-size="9pt" fo:letter-spacing="normal" fo:font-style="normal" fo:font-weight="normal"/>
    </style:style>
    <style:style style:name="T3" style:family="text">
      <style:text-properties fo:font-variant="normal" fo:text-transform="none" fo:color="#484848" fo:font-size="9pt" fo:letter-spacing="normal" fo:font-style="normal" fo:font-weight="normal"/>
    </style:style>
    <style:style style:name="T4" style:family="text">
      <style:text-properties fo:font-variant="normal" fo:text-transform="none" fo:color="#484848" fo:font-size="9pt" fo:letter-spacing="normal" fo:font-style="normal" fo:font-weight="normal" officeooo:rsid="000e82c7"/>
    </style:style>
    <style:style style:name="T5" style:family="text">
      <style:text-properties fo:font-variant="normal" fo:text-transform="none" fo:color="#484848" fo:font-size="9pt" fo:letter-spacing="normal" fo:font-style="normal" fo:font-weight="normal" officeooo:rsid="0013540b"/>
    </style:style>
    <style:style style:name="T6" style:family="text">
      <style:text-properties fo:font-variant="normal" fo:text-transform="none" fo:color="#484848" fo:letter-spacing="normal"/>
    </style:style>
    <style:style style:name="T7" style:family="text">
      <style:text-properties fo:font-variant="normal" fo:text-transform="none" fo:color="#bb4444" fo:font-size="9pt" fo:letter-spacing="normal" fo:font-style="normal" fo:font-weight="bold"/>
    </style:style>
    <style:style style:name="T8" style:family="text">
      <style:text-properties fo:font-variant="normal" fo:text-transform="none" fo:color="#00aa55" fo:font-size="9pt" fo:letter-spacing="normal" fo:font-style="normal" fo:font-weight="bold"/>
    </style:style>
    <style:style style:name="T9" style:family="text">
      <style:text-properties fo:font-variant="normal" fo:text-transform="none" fo:color="#0066dd" fo:font-size="9pt" fo:letter-spacing="normal" fo:font-style="normal" fo:font-weight="normal"/>
    </style:style>
    <style:style style:name="T10" style:family="text">
      <style:text-properties fo:font-variant="normal" fo:text-transform="none" fo:color="#4466aa" fo:font-size="9pt" fo:letter-spacing="normal" fo:font-style="normal" fo:font-weight="normal"/>
    </style:style>
    <style:style style:name="T11" style:family="text">
      <style:text-properties fo:font-variant="normal" fo:text-transform="none" fo:color="#993399" fo:font-size="9pt" fo:letter-spacing="normal" fo:font-style="normal" fo:font-weight="bold"/>
    </style:style>
    <style:style style:name="T12" style:family="text">
      <style:text-properties fo:font-variant="normal" fo:text-transform="none" fo:color="#338855" fo:font-size="9pt" fo:letter-spacing="normal" fo:font-style="normal" fo:font-weight="normal"/>
    </style:style>
    <style:style style:name="T13" style:family="text">
      <style:text-properties fo:font-variant="normal" fo:text-transform="none" fo:color="#338855" fo:font-size="9pt" fo:letter-spacing="normal" fo:font-style="normal" fo:font-weight="normal" officeooo:rsid="000e82c7"/>
    </style:style>
    <style:style style:name="T14" style:family="text">
      <style:text-properties style:font-style-asian="normal" style:font-weight-asian="normal"/>
    </style:style>
    <style:style style:name="T15" style:family="text">
      <style:text-properties style:font-name="Times New Roman" officeooo:rsid="0009b58b" style:font-style-asian="normal" style:font-weight-asian="normal"/>
    </style:style>
    <style:style style:name="T16" style:family="text">
      <style:text-properties style:font-name="Times New Roman" officeooo:rsid="000e7c7c" style:font-style-asian="normal" style:font-weight-asian="normal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normal" fo:font-weight="normal"/>
    </style:style>
    <style:style style:name="T19" style:family="text">
      <style:text-properties officeooo:rsid="000e7c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_5f_Title" text:outline-level="1"><text:span text:style-name="T15">JT-</text:span><text:span text:style-name="T16">66</text:span><text:span text:style-name="T15"> </text:span><text:span text:style-name="T1">畫空心三角形</text:span></text:h>
      <text:p text:style-name="P3"/>
      <text:list xml:id="list1894204118815072006" text:style-name="List_20_1">
        <text:list-item>
          <text:p text:style-name="Section">題目</text:p>
        </text:list-item>
      </text:list>
      <text:p text:style-name="Standard">畫空心三角形</text:p>
      <text:p text:style-name="Standard"/>
      <text:p text:style-name="Standard"><text:span text:style-name="T14">輸入：正整數</text:span><text:span text:style-name="T18">n</text:span><text:span text:style-name="T14">，</text:span><text:span text:style-name="T18">n&lt;30</text:span><text:span text:style-name="T14">。</text:span></text:p>
      <text:p text:style-name="P2"><text:span text:style-name="T14">輸出：高為</text:span><text:span text:style-name="T18">n</text:span><text:span text:style-name="T14">之空心等腰三角形，</text:span><text:span text:style-name="T18">n=1~4</text:span><text:span text:style-name="T14">之範例如下，</text:span><text:span text:style-name="T18">n&gt;4</text:span><text:span text:style-name="T14">之後依此類推。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輸入<text:span text:style-name="T17">n</text:span>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E1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7">輸出</text:p>
          </table:table-cell>
          <table:table-cell table:style-name="Table1.A2" office:value-type="string">
            <text:p text:style-name="P4">*</text:p>
            <text:p text:style-name="P6"> </text:p>
          </table:table-cell>
          <table:table-cell table:style-name="Table1.A2" office:value-type="string">
            <text:p text:style-name="P6"> <text:span text:style-name="T17">*</text:span></text:p>
            <text:p text:style-name="P4">***</text:p>
            <text:p text:style-name="P6"> </text:p>
          </table:table-cell>
          <table:table-cell table:style-name="Table1.A2" office:value-type="string">
            <text:p text:style-name="P6">  <text:span text:style-name="T17">*</text:span></text:p>
            <text:p text:style-name="P6"> <text:span text:style-name="T17">* *</text:span></text:p>
            <text:p text:style-name="P4">*****</text:p>
            <text:p text:style-name="P6"> </text:p>
          </table:table-cell>
          <table:table-cell table:style-name="Table1.E2" office:value-type="string">
            <text:p text:style-name="P6">   <text:span text:style-name="T17">*</text:span></text:p>
            <text:p text:style-name="P6">  <text:span text:style-name="T17">* *</text:span></text:p>
            <text:p text:style-name="P6"> <text:span text:style-name="T17">*   *</text:span></text:p>
            <text:p text:style-name="P4">*******</text:p>
          </table:table-cell>
        </table:table-row>
      </table:table>
      <text:list xml:id="list110225901242888" text:continue-numbering="true" text:style-name="List_20_1">
        <text:list-item>
          <text:p text:style-name="Section">解題思惟</text:p>
        </text:list-item>
      </text:list>
      <text:list xml:id="list138821884095940074" text:style-name="WWNum1">
        <text:list-item>
          <text:p text:style-name="Thought">輸入為n時，應該印出n列，如果考慮實心的三角形，很容易觀察，第1列有1顆星，第2列有3顆星，第3列有5顆星…<text:span text:style-name="T19">，依此類推，第i列有2*i-1顆星，i從１到n。</text:span></text:p>
        </text:list-item>
        <text:list-item>
          <text:p text:style-name="Thought">仔細觀察每列前的空白，第n列沒有空白，第n-1列有1個空白，第n-2列有2個空白…，<text:line-break/>依此類推，第i列前面有n-i個空白。</text:p>
        </text:list-item>
        <text:list-item>
          <text:p text:style-name="Thought">現在要印空心三角形，如何印呢？基本上在每一列列印的時候，除了頭尾印出*之外，其他都印空白就可以了。但是最後一列應該要全部印*號。</text:p>
        </text:list-item>
        <text:list-item>
          <text:p text:style-name="Thought">怎麼知道是頭尾呢？如果用for(j=0; j&lt;2*i-1; j++)來印2*i-1個字元，只要檢查j是否為0或2*i-2就可以了（為什麼？）。</text:p>
        </text:list-item>
        <text:list-item>
          <text:p text:style-name="P12">怎麼知道是否為最後一列呢？如果用for(i=1; i&lt;=n; i++)來處理n個列，那麼檢查i是否為n就可以了。</text:p>
        </text:list-item>
      </text:list>
      <text:list xml:id="list110225090464224" text:continue-list="list110225901242888" text:style-name="List_20_1">
        <text:list-item>
          <text:p text:style-name="Section">程式碼</text:p>
        </text:list-item>
      </text:list>
      <text:p text:style-name="P8"><text:span text:style-name="Source_20_Text"><text:span text:style-name="T2">#include</text:span></text:span><text:span text:style-name="Source_20_Text"><text:span text:style-name="T3"> </text:span></text:span><text:span text:style-name="Source_20_Text"><text:span text:style-name="T7">&lt;stdio.h&gt;</text:span></text:span></text:p>
      <text:p text:style-name="P8"><text:span text:style-name="Source_20_Text"><text:span text:style-name="T3"/></text:span></text:p>
      <text:p text:style-name="P8"><text:span text:style-name="Source_20_Text"><text:span text:style-name="T8">int</text:span></text:span><text:span text:style-name="Source_20_Text"><text:span text:style-name="T3"> main()</text:span></text:span></text:p>
      <text:p text:style-name="P9"><text:span text:style-name="Source_20_Text"><text:span text:style-name="T3">{</text:span></text:span></text:p>
      <text:p text:style-name="P9"><text:span text:style-name="Source_20_Text"><text:span text:style-name="T6"><text:s text:c="4"/></text:span></text:span><text:span text:style-name="Source_20_Text"><text:span text:style-name="T8">int</text:span></text:span><text:span text:style-name="Source_20_Text"><text:span text:style-name="T3"> </text:span></text:span><text:span text:style-name="Source_20_Text"><text:span text:style-name="T5">i, j, </text:span></text:span><text:span text:style-name="Source_20_Text"><text:span text:style-name="T3">n;</text:span></text:span></text:p>
      <text:p text:style-name="P9"><text:span text:style-name="Source_20_Text"><text:span text:style-name="T6"><text:s text:c="4"/></text:span></text:span><text:span text:style-name="Source_20_Text"><text:span text:style-name="T3">scanf(</text:span></text:span><text:span text:style-name="Source_20_Text"><text:span text:style-name="T10">"%d"</text:span></text:span><text:span text:style-name="Source_20_Text"><text:span text:style-name="T3">, &amp;n);</text:span></text:span></text:p>
      <text:p text:style-name="P9"><text:span text:style-name="Source_20_Text"><text:span text:style-name="T6"><text:s text:c="4"/></text:span></text:span><text:span text:style-name="Source_20_Text"><text:span text:style-name="T11">for</text:span></text:span><text:span text:style-name="Source_20_Text"><text:span text:style-name="T3"> (i=</text:span></text:span><text:span text:style-name="Source_20_Text"><text:span text:style-name="T9">1</text:span></text:span><text:span text:style-name="Source_20_Text"><text:span text:style-name="T3">; i&lt;=n; i++) {</text:span></text:span></text:p>
      <text:p text:style-name="P10"><text:span text:style-name="Source_20_Text"><text:span text:style-name="T6"><text:s text:c="8"/></text:span></text:span><text:span text:style-name="Source_20_Text"><text:span text:style-name="T11">for</text:span></text:span><text:span text:style-name="Source_20_Text"><text:span text:style-name="T3"> (j=</text:span></text:span><text:span text:style-name="Source_20_Text"><text:span text:style-name="T9">0</text:span></text:span><text:span text:style-name="Source_20_Text"><text:span text:style-name="T3">; j&lt;n-i; j++) printf(</text:span></text:span><text:span text:style-name="Source_20_Text"><text:span text:style-name="T10">" "</text:span></text:span><text:span text:style-name="Source_20_Text"><text:span text:style-name="T3">); </text:span></text:span><text:span text:style-name="Source_20_Text"><text:span text:style-name="T12">// 印</text:span></text:span><text:span text:style-name="Source_20_Text"><text:span text:style-name="T13">n-i個空白</text:span></text:span></text:p>
      <text:p text:style-name="P9"><text:span text:style-name="Source_20_Text"><text:span text:style-name="T6"><text:s text:c="8"/></text:span></text:span><text:span text:style-name="Source_20_Text"><text:span text:style-name="T11">for</text:span></text:span><text:span text:style-name="Source_20_Text"><text:span text:style-name="T3"> (j=</text:span></text:span><text:span text:style-name="Source_20_Text"><text:span text:style-name="T4">0</text:span></text:span><text:span text:style-name="Source_20_Text"><text:span text:style-name="T3">; j&lt;</text:span></text:span><text:span text:style-name="Source_20_Text"><text:span text:style-name="T4">2*</text:span></text:span><text:span text:style-name="Source_20_Text"><text:span text:style-name="T3">i-</text:span></text:span><text:span text:style-name="Source_20_Text"><text:span text:style-name="T9">1</text:span></text:span><text:span text:style-name="Source_20_Text"><text:span text:style-name="T3">; j++) {</text:span></text:span></text:p>
      <text:p text:style-name="P11"><text:span text:style-name="Source_20_Text"><text:span text:style-name="T3"><text:tab/><text:tab/> </text:span></text:span><text:span text:style-name="Source_20_Text"><text:span text:style-name="T12">// 檢查是否為最後一列，或者頭尾字元</text:span></text:span></text:p>
      <text:p text:style-name="P10"><text:span text:style-name="Source_20_Text"><text:span text:style-name="T6"><text:s text:c="12"/></text:span></text:span><text:span text:style-name="Source_20_Text"><text:span text:style-name="T11">if</text:span></text:span><text:span text:style-name="Source_20_Text"><text:span text:style-name="T3"> (i==n || j==</text:span></text:span><text:span text:style-name="Source_20_Text"><text:span text:style-name="T4">0</text:span></text:span><text:span text:style-name="Source_20_Text"><text:span text:style-name="T3"> || j==</text:span></text:span><text:span text:style-name="Source_20_Text"><text:span text:style-name="T4">2*i</text:span></text:span><text:span text:style-name="Source_20_Text"><text:span text:style-name="T3">-</text:span></text:span><text:span text:style-name="Source_20_Text"><text:span text:style-name="T9">2</text:span></text:span><text:span text:style-name="Source_20_Text"><text:span text:style-name="T3">) printf(</text:span></text:span><text:span text:style-name="Source_20_Text"><text:span text:style-name="T10">"*"</text:span></text:span><text:span text:style-name="Source_20_Text"><text:span text:style-name="T3">); </text:span></text:span></text:p>
      <text:p text:style-name="P10"><text:span text:style-name="Source_20_Text"><text:span text:style-name="T6"><text:s text:c="12"/></text:span></text:span><text:span text:style-name="Source_20_Text"><text:span text:style-name="T11">else</text:span></text:span><text:span text:style-name="Source_20_Text"><text:span text:style-name="T3"> printf(</text:span></text:span><text:span text:style-name="Source_20_Text"><text:span text:style-name="T10">" "</text:span></text:span><text:span text:style-name="Source_20_Text"><text:span text:style-name="T3">); </text:span></text:span><text:span text:style-name="Source_20_Text"><text:span text:style-name="T12">// 如果不是的話，印空白</text:span></text:span></text:p>
      <text:p text:style-name="P9"><text:span text:style-name="Source_20_Text"><text:span text:style-name="T6"><text:s text:c="8"/></text:span></text:span><text:span text:style-name="Source_20_Text"><text:span text:style-name="T3">}</text:span></text:span></text:p>
      <text:p text:style-name="P10"><text:span text:style-name="Source_20_Text"><text:span text:style-name="T6"><text:s text:c="8"/></text:span></text:span><text:span text:style-name="Source_20_Text"><text:span text:style-name="T3">printf(</text:span></text:span><text:span text:style-name="Source_20_Text"><text:span text:style-name="T10">"\n"</text:span></text:span><text:span text:style-name="Source_20_Text"><text:span text:style-name="T3">); </text:span></text:span><text:span text:style-name="Source_20_Text"><text:span text:style-name="T12">// 每一列印完之後要換行</text:span></text:span></text:p>
      <text:p text:style-name="P9"><text:span text:style-name="Source_20_Text"><text:span text:style-name="T6"><text:s text:c="4"/></text:span></text:span><text:span text:style-name="Source_20_Text"><text:span text:style-name="T3">}</text:span></text:span></text:p>
      <text:p text:style-name="P9"><text:span text:style-name="Source_20_Text"><text:span text:style-name="T6"><text:s text:c="4"/></text:span></text:span><text:span text:style-name="Source_20_Text"><text:span text:style-name="T11">return</text:span></text:span><text:span text:style-name="Source_20_Text"><text:span text:style-name="T3"> </text:span></text:span><text:span text:style-name="Source_20_Text"><text:span text:style-name="T9">0</text:span></text:span><text:span text:style-name="Source_20_Text"><text:span text:style-name="T3">;</text:span></text:span></text:p>
      <text:p text:style-name="P9"><text:span text:style-name="Source_20_Text"><text:span text:style-name="T3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14.45mm" fo:margin-right="0mm" fo:margin-top="0mm" fo:margin-bottom="2.75mm" loext:contextual-spacing="false" fo:line-height="100%" fo:text-align="start" style:justify-single-word="false" fo:keep-together="auto" fo:orphans="2" fo:widows="2" fo:text-indent="-7.41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14:10.430985702</meta:creation-date>
    <dc:date>2017-04-26T11:02:23.918385832</dc:date>
    <meta:editing-duration>PT38M55S</meta:editing-duration>
    <meta:editing-cycles>11</meta:editing-cycles>
    <meta:generator>LibreOffice/5.2.2.2$Linux_X86_64 LibreOffice_project/20m0$Build-2</meta:generator>
    <meta:document-statistic meta:table-count="1" meta:image-count="0" meta:object-count="0" meta:page-count="1" meta:paragraph-count="47" meta:word-count="456" meta:character-count="831" meta:non-whitespace-character-count="692"/>
  </office:meta>
</office:document-meta>
</file>